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fe3" officeooo:paragraph-rsid="00132fe3"/>
    </style:style>
    <style:style style:name="P2" style:family="paragraph" style:parent-style-name="Standard">
      <style:text-properties fo:font-weight="bold" officeooo:rsid="00132fe3" officeooo:paragraph-rsid="00132fe3" style:font-weight-asian="bold" style:font-weight-complex="bold"/>
    </style:style>
    <style:style style:name="P3" style:family="paragraph" style:parent-style-name="Standard">
      <style:text-properties fo:font-weight="normal" officeooo:rsid="00132fe3" officeooo:paragraph-rsid="00132fe3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32fe3" officeooo:paragraph-rsid="00132fe3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32fe3" officeooo:paragraph-rsid="00132fe3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132fe3" officeooo:paragraph-rsid="0014f72a" style:font-weight-asian="normal" style:font-weight-complex="normal"/>
    </style:style>
    <style:style style:name="P7" style:family="paragraph" style:parent-style-name="Standard">
      <style:text-properties fo:font-weight="normal" officeooo:rsid="00132fe3" officeooo:paragraph-rsid="0014f72a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4f72a" officeooo:paragraph-rsid="0014f72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f72a" style:font-weight-asian="normal" style:font-weight-complex="normal"/>
    </style:style>
    <style:style style:name="T4" style:family="text">
      <style:text-properties officeooo:rsid="0014f72a"/>
    </style:style>
    <style:style style:name="T5" style:family="text">
      <style:text-properties officeooo:rsid="001852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 2005 – Group 2</text:p>
      <text:p text:style-name="P1">Fully dressed Use Case </text:p>
      <text:p text:style-name="P1"/>
      <text:p text:style-name="P1"><text:span text:style-name="T1">Use Case Name:</text:span> Choose Player Settings</text:p>
      <text:p text:style-name="P1"/>
      <text:p text:style-name="P2">Primary Actor: <text:span text:style-name="T2">User</text:span></text:p>
      <text:p text:style-name="P2"><text:span text:style-name="T2"/></text:p>
      <text:p text:style-name="P2">Stakeholders and Interests:</text:p>
      <text:list xml:id="list3708648544" text:style-name="L1">
        <text:list-item>
          <text:p text:style-name="P4">User: wants to add other players, human or computer. Wants the process to be clear and simple. If a user wants to play against the computer, they need to be able to choose the computer’s difficult.</text:p>
        </text:list-item>
      </text:list>
      <text:p text:style-name="P3"/>
      <text:p text:style-name="P2">Preconditions: <text:span text:style-name="T2">The user choose the option to start </text:span><text:span text:style-name="T3">a new game</text:span><text:span text:style-name="T2">.</text:span></text:p>
      <text:p text:style-name="P2"><text:span text:style-name="T2"><text:s text:c="26"/></text:span><text:span text:style-name="T3">The user has choosen to play either on a simple board or a complex board.</text:span></text:p>
      <text:p text:style-name="P2"><text:span text:style-name="T3"><text:s text:c="27"/></text:span></text:p>
      <text:p text:style-name="P2"><text:span text:style-name="T2"/></text:p>
      <text:p text:style-name="P2">Success Guarantee (Post-conditions):</text:p>
      <text:p text:style-name="P2"><text:tab/><text:span text:style-name="T2">1. </text:span><text:span text:style-name="T3">User has successfully chosen all player settings for the game.</text:span></text:p>
      <text:p text:style-name="P2"/>
      <text:p text:style-name="P2">Main Success Scenario:</text:p>
      <text:list xml:id="list2892219116" text:style-name="L2">
        <text:list-item>
          <text:p text:style-name="P6">The system loads <text:span text:style-name="T4">the SetupPlayersGUI.</text:span></text:p>
        </text:list-item>
        <text:list-item>
          <text:p text:style-name="P8">The human player selects Players 2, 3, and 4 as human players. [Alt 1: Human player chooses a computer player]</text:p>
        </text:list-item>
        <text:list-item>
          <text:p text:style-name="P8">The <text:span text:style-name="T5">4 user</text:span> player<text:span text:style-name="T5">s</text:span> start <text:span text:style-name="T5">a new</text:span> game.</text:p>
        </text:list-item>
      </text:list>
      <text:p text:style-name="P7"/>
      <text:p text:style-name="P3"/>
      <text:p text:style-name="P2">Alternative Flows:</text:p>
      <text:p text:style-name="P2"><text:tab/><text:span text:style-name="T2">Alt1: If the user selects Start Game without filling out all proper information, the system tells the user to make sure to enter all needed information.</text:span></text:p>
      <text:p text:style-name="P2"><text:span text:style-name="T2"/></text:p>
      <text:p text:style-name="P2">Exceptions: <text:span text:style-name="T2">if the system is unable to retrieve, record or provide details then the system informs the user there has been an error, and the use case ends.</text:span></text:p>
      <text:p text:style-name="P2"><text:span text:style-name="T2"/></text:p>
      <text:p text:style-name="P2">Special Requirements: <text:span text:style-name="T2">User interface must be designed in a way that takes into account users with colour deficiencies. </text:span></text:p>
      <text:p text:style-name="P2"><text:span text:style-name="T2"/></text:p>
      <text:p text:style-name="P2">Open Issues: <text:span text:style-name="T2">How will we implement the special acceptability features and the common types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15:13:28.545836161</meta:creation-date>
    <dc:date>2020-03-06T15:58:09.037156188</dc:date>
    <meta:editing-duration>PT13M54S</meta:editing-duration>
    <meta:editing-cycles>3</meta:editing-cycles>
    <meta:generator>LibreOffice/6.4.1.2$Linux_X86_64 LibreOffice_project/e1ad903d8acbc5f5b474f1d8ec3defef24b8c46b</meta:generator>
    <meta:document-statistic meta:table-count="0" meta:image-count="0" meta:object-count="0" meta:page-count="1" meta:paragraph-count="20" meta:word-count="224" meta:character-count="1360" meta:non-whitespace-character-count="1101"/>
  </office:meta>
</office:document-meta>
</file>